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718765214292248275"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535055161915358610"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10185818215733328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09552800999163251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58211477819369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28097952654731309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59253321076633768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18755021470737402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810001" text:continue-list="list159253321076633768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02278570891230485"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82364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81290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815373"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797155"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807540"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7147764423412572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87212005241085214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417551090535884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795268"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43821274412460137"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3575746058779918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941750163095041421" text:style-name="L15">
        <text:list-item>
          <text:list>
            <text:list-header>
              <text:p text:style-name="P183">1.5 miles averaging about 9:40/mile and rest 1 min</text:p>
            </text:list-header>
          </text:list>
        </text:list-item>
      </text:list>
      <text:p text:style-name="P24">1 mile in 8:26 and rest 2 min</text:p>
      <text:list xml:id="list331901856542118682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623391568610012746"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80655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73609796477818502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41300249177793753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387836296517169264"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806978" text:continue-list="list6413002491777937535" text:style-name="L19">
        <text:list-item>
          <text:list>
            <text:list-header>
              <text:p text:style-name="P187">(Pace*HR)=1240</text:p>
            </text:list-header>
          </text:list>
        </text:list-item>
      </text:list>
      <text:list xml:id="list39815468" text:continue-list="list5736097964778185020" text:style-name="L18">
        <text:list-item>
          <text:list>
            <text:list-header>
              <text:p text:style-name="P186">2 miles at 10:46/mile Ave HR= 121 bpm and rest a few minutes</text:p>
            </text:list-header>
          </text:list>
        </text:list-item>
      </text:list>
      <text:list xml:id="list39800078" text:continue-list="list3980697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81266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89396414227713839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3812626594929956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429024010840444936"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23182085741295603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31632362112644279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53001959388849490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803810"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81210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04456870544337179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21733205105436174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49336752159465123"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0324280368789400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15885956766151292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17421617923593641" text:style-name="L32">
        <text:list-item>
          <text:list>
            <text:list-header>
              <text:p text:style-name="P197">0.25 miles in 2:54</text:p>
              <text:p text:style-name="P197">1 mile in 9:21 going faster as I ran and ending at around 8:30 pace</text:p>
            </text:list-header>
          </text:list>
        </text:list-item>
      </text:list>
      <text:list xml:id="list23784058266057663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6066006955309012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71570649824557169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37353619139390594"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10"><text:span text:style-name="T3"><text:tab/> <text:s text:c="10"/>back home the same way I came but in reverse.</text:span></text:p>
      <text:list xml:id="list299707806080413042" text:style-name="L38">
        <text:list-item>
          <text:list>
            <text:list-header>
              <text:p text:style-name="P207"><text:span text:style-name="T3">0.8 mile splits: down hill 7:56, up hill 10:51, down hill 8:16, up hill 10:18</text:span></text:p>
            </text:list-header>
          </text:list>
        </text:list-item>
      </text:list>
      <text:p text:style-name="P10"><text:span text:style-name="T3">Total ascent: 420 feet, Ave Pace 11:40/mile, Ave HR 131 bpm, Max HR: 144</text:span></text:p>
      <text:p text:style-name="P10"><text:span text:style-name="T3"/></text:p>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text:span text:style-name="T3"/></text:p>
      <text:p text:style-name="P10"><text:span text:style-name="T3"/></text:p>
      <text:p text:style-name="P10"/>
      <text:p text:style-name="P10"/>
      <text:p text:style-name="P10"/>
      <text:p text:style-name="P10">20 or more cemetery loops:</text:p>
      <text:p text:style-name="P80"><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66007835511751395" text:style-name="L37">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5T19:53:58.96</dc:date>
    <dc:creator>James Lombardi</dc:creator>
    <meta:editing-duration>P27DT22H55M40S</meta:editing-duration>
    <meta:editing-cycles>2054</meta:editing-cycles>
    <meta:generator>OpenOffice/4.1.2$Win32 OpenOffice.org_project/412m3$Build-9782</meta:generator>
    <meta:document-statistic meta:table-count="0" meta:image-count="9" meta:object-count="0" meta:page-count="203" meta:paragraph-count="5916" meta:word-count="64080" meta:character-count="328449"/>
  </office:meta>
</office:document-meta>
</file>